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407.59pt"/>
    </style:style>
    <style:style style:name="co3" style:family="table-column">
      <style:table-column-properties fo:break-before="auto" style:column-width="431.2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66.3pt"/>
    </style:style>
    <style:style style:name="co6" style:family="table-column">
      <style:table-column-properties fo:break-before="auto" style:column-width="52.61pt"/>
    </style:style>
    <style:style style:name="co7" style:family="table-column">
      <style:table-column-properties fo:break-before="auto" style:column-width="76.9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Developed by</text:p>
          </table:table-cell>
          <table:table-cell table:style-name="ce5"/>
          <table:table-cell table:style-name="ce7" office:value-type="string" calcext:value-type="string">
            <text:p>Philip Pfänd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viewed by</text:p>
          </table:table-cell>
          <table:table-cell table:style-name="ce4"/>
          <table:table-cell table:style-name="ce8" office:value-type="string" calcext:value-type="string">
            <text:p>Maximilian Stillg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/>
          <table:table-cell table:style-name="ce8" office:value-type="string" calcext:value-type="string">
            <text:p>23.01.2021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Issue</text:p>
          </table:table-cell>
          <table:table-cell table:style-name="ce4"/>
          <table:table-cell table:style-name="ce8" office:value-type="string" calcext:value-type="string">
            <text:p>Transaction Liste Frontend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4"/>
          <table:table-cell table:style-name="ce8" office:value-type="string" calcext:value-type="string">
            <text:p>US 32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efinition of Done</text:p>
          </table:table-cell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de vollständig dokument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Keine Warnungen im Cod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Keine unnötigen Todos im Cod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est Practices</text:p>
          </table:table-cell>
          <table:table-cell table:style-name="ce5" office:value-type="string" calcext:value-type="string">
            <text:p>Namen im Code in englischer Sprache?</text:p>
          </table:table-cell>
          <table:table-cell table:style-name="ce7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Branch/issue/PR Name sinnvoll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Namen deskriptiv und kurz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Varialen sinnvoll benannt?</text:p>
          </table:table-cell>
          <table:table-cell table:style-name="ce8" office:value-type="string" calcext:value-type="string">
            <text:p>Nein, was soll opt2 sein?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Variablen Identifier eindeutig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Sinnvolle Programmstruktur?</text:p>
          </table:table-cell>
          <table:table-cell table:style-name="ce8" office:value-type="string" calcext:value-type="string">
            <text:p>Ja, TransactionList ist eigenständige React Komponent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Python PEP 08 erfüllt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Unnötige / circular Imports?</text:p>
          </table:table-cell>
          <table:table-cell table:style-name="ce10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itere Warnungen?</text:p>
          </table:table-cell>
          <table:table-cell table:style-name="ce10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rror Codes bei fehlerhaften Requests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atentypen für Query und URL parameter spezifiziert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JSON Eingabemodell spezifiziert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(Bei Delete o.Ä) no content Response spezifiziert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ingle Class CamelCase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Tests für 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ind. 4 für den gesamten Endpunkt?</text:p>
          </table:table-cell>
          <table:table-cell table:style-name="ce8" office:value-type="string" calcext:value-type="string">
            <text:p>//</text:p>
            <text:p/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Alle Tests werden erfolgreich abgeschlossen?</text:p>
          </table:table-cell>
          <table:table-cell table:style-name="ce10" office:value-type="string" calcext:value-type="string">
            <text:p>//</text:p>
            <text:p/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dge Case Fehler in manuellen Tests? (500 bei falschen Eingabeparametern)</text:p>
          </table:table-cell>
          <table:table-cell table:style-name="ce8" office:value-type="string" calcext:value-type="string">
            <text:p>//</text:p>
            <text:p/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Front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Fehler bei unerreichbarem Backend gefunden?</text:p>
          </table:table-cell>
          <table:table-cell table:style-name="ce8" office:value-type="string" calcext:value-type="string">
            <text:p>Ja, Liste rendert, wenn es keine Transaktionen gibt eine Liste mit einem leeren Element</text:p>
            <text:p>anstatt eine Nachricht, dass es keine Transaktionen gib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esign barrierefrei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esign responsiv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11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odularer Aufbau mittels React Components?</text:p>
          </table:table-cell>
          <table:table-cell table:style-name="ce8" office:value-type="string" calcext:value-type="string">
            <text:p>Ja, TransactionList ist vollkommen eigenständi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onstiges</text:p>
          </table:table-cell>
          <table:table-cell table:style-name="ce8" office:value-type="string" calcext:value-type="string">
            <text:p>UTC Time Codes direkt, sind nicht leserlich</text:p>
            <text:p/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kzeptanzkritieren</text:p>
          </table:table-cell>
          <table:table-cell table:style-name="ce5"/>
          <table:table-cell table:style-name="ce12" office:value-type="string" calcext:value-type="string">
            <text:p>Liste der Transaktionen wird vollständig angezeigt,</text:p>
            <text:p>Filtern der Transaktionen nach bestimmten Usern nicht vorhanden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rgebnis</text:p>
          </table:table-cell>
          <table:table-cell table:style-name="ce4"/>
          <table:table-cell table:style-name="ce8" office:value-type="string" calcext:value-type="string">
            <text:p>Es fehlt ein wichtiges Feature, zudem sind Time Codes sowie die leere Liste</text:p>
            <text:p>zu korrigiere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ed?</text:p>
          </table:table-cell>
          <table:table-cell table:style-name="ce4"/>
          <table:table-cell table:style-name="ce8" office:value-type="string" calcext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nsequences</text:p>
          </table:table-cell>
          <table:table-cell table:style-name="ce6"/>
          <table:table-cell table:style-name="ce13" office:value-type="string" calcext:value-type="string">
            <text:p>Entwickler*in korrigiert Leerlisten Fehler und übersetzt Datum in Lokalzeit (Siehe java</text:p>
            <text:p>script feature). Zudem muss die Entwickler*in das Filterfeature nachreichen. Danach</text:p>
            <text:p>kann die Komponente von AG abgenommen werden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50">
          <table:table-cell table:style-name="ce4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33.86pt" fo:page-height="1133.86pt" style:num-format="1" style:print-orientation="portrait" fo:margin-top="0pt" fo:margin-bottom="0pt" fo:margin-left="0pt" fo:margin-right="141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fo:min-height="242.56pt" fo:margin-left="0pt" fo:margin-right="0pt" fo:margin-top="231.56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/>
      <style:header-left style:display="false"/>
      <style:footer>
        <style:region-center>
          <text:p><text:span text:style-name="MT1">Seite 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" meta:object-count="0"/>
    <meta:generator>LibreOfficeDev/6.0.5.2$Linux_X86_64 LibreOffice_project/</meta:generator>
  </office:meta>
</office:document-meta>
</file>